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3b6b" officeooo:paragraph-rsid="001c3b6b"/>
    </style:style>
    <style:style style:name="P2" style:family="paragraph" style:parent-style-name="Standard">
      <style:text-properties officeooo:rsid="001d2619" officeooo:paragraph-rsid="001d2619"/>
    </style:style>
    <style:style style:name="P3" style:family="paragraph" style:parent-style-name="Standard">
      <style:text-properties officeooo:rsid="001e5503" officeooo:paragraph-rsid="001e5503"/>
    </style:style>
    <style:style style:name="P4" style:family="paragraph" style:parent-style-name="Standard">
      <style:text-properties officeooo:rsid="001f0f8c" officeooo:paragraph-rsid="001f0f8c"/>
    </style:style>
    <style:style style:name="P5" style:family="paragraph" style:parent-style-name="Standard">
      <style:text-properties officeooo:rsid="002079d2" officeooo:paragraph-rsid="002079d2"/>
    </style:style>
    <style:style style:name="P6" style:family="paragraph" style:parent-style-name="Standard">
      <style:text-properties officeooo:rsid="00252e1c" officeooo:paragraph-rsid="00252e1c"/>
    </style:style>
    <style:style style:name="P7" style:family="paragraph" style:parent-style-name="Standard">
      <style:text-properties officeooo:rsid="00276d0f" officeooo:paragraph-rsid="00276d0f"/>
    </style:style>
    <style:style style:name="P8" style:family="paragraph" style:parent-style-name="Standard">
      <style:text-properties officeooo:rsid="00276d0f" officeooo:paragraph-rsid="003a1f63"/>
    </style:style>
    <style:style style:name="P9" style:family="paragraph" style:parent-style-name="Standard">
      <style:text-properties officeooo:rsid="00276d0f" officeooo:paragraph-rsid="004769b1"/>
    </style:style>
    <style:style style:name="P10" style:family="paragraph" style:parent-style-name="Standard">
      <style:text-properties officeooo:rsid="00301cb6" officeooo:paragraph-rsid="00301cb6"/>
    </style:style>
    <style:style style:name="P11" style:family="paragraph" style:parent-style-name="Standard">
      <style:text-properties officeooo:rsid="004769b1" officeooo:paragraph-rsid="004769b1"/>
    </style:style>
    <style:style style:name="P12" style:family="paragraph" style:parent-style-name="Standard">
      <style:text-properties officeooo:rsid="004a63b7" officeooo:paragraph-rsid="004a63b7"/>
    </style:style>
    <style:style style:name="P13" style:family="paragraph" style:parent-style-name="Standard">
      <style:text-properties officeooo:rsid="004d0287" officeooo:paragraph-rsid="004d0287"/>
    </style:style>
    <style:style style:name="T1" style:family="text">
      <style:text-properties officeooo:rsid="0022b893"/>
    </style:style>
    <style:style style:name="T2" style:family="text">
      <style:text-properties officeooo:rsid="0026e814"/>
    </style:style>
    <style:style style:name="T3" style:family="text">
      <style:text-properties officeooo:rsid="00276d0f"/>
    </style:style>
    <style:style style:name="T4" style:family="text">
      <style:text-properties officeooo:rsid="00341d71"/>
    </style:style>
    <style:style style:name="T5" style:family="text">
      <style:text-properties officeooo:rsid="0037d0a1"/>
    </style:style>
    <style:style style:name="T6" style:family="text">
      <style:text-properties officeooo:rsid="003a1f63"/>
    </style:style>
    <style:style style:name="T7" style:family="text">
      <style:text-properties officeooo:rsid="004129b0"/>
    </style:style>
    <style:style style:name="T8" style:family="text">
      <style:text-properties officeooo:rsid="0044c965"/>
    </style:style>
    <style:style style:name="T9" style:family="text">
      <style:text-properties officeooo:rsid="004769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Window Function:</text:p>
      <text:p text:style-name="P2">select * from employee;</text:p>
      <text:p text:style-name="P2"/>
      <text:p text:style-name="P2">select dept_name, max(salary) as max_salary</text:p>
      <text:p text:style-name="P2">from employee</text:p>
      <text:p text:style-name="P2">group by dept_name;</text:p>
      <text:p text:style-name="P2"/>
      <text:p text:style-name="P2">select e.* , </text:p>
      <text:p text:style-name="P2">max(salary) over() as max_salary</text:p>
      <text:p text:style-name="P2">from employee e;</text:p>
      <text:p text:style-name="P2"/>
      <text:p text:style-name="P2">it create additional column max_salary and for each record returns max salary.</text:p>
      <text:p text:style-name="P3">Select e.*, </text:p>
      <text:p text:style-name="P3">max(salary) over (partition by dept_name) as max_salary</text:p>
      <text:p text:style-name="P3">from employee e;</text:p>
      <text:p text:style-name="P4">it returns department wise max salary.</text:p>
      <text:p text:style-name="P4"/>
      <text:p text:style-name="P4">--<text:span text:style-name="T1">row_number, rank, dense_rank, lead and lag.</text:span></text:p>
      <text:p text:style-name="P4"/>
      <text:p text:style-name="P5">ROW_NUMBER():</text:p>
      <text:p text:style-name="P6">select e.*, </text:p>
      <text:p text:style-name="P6">row_number() over() as rn</text:p>
      <text:p text:style-name="P6">from employee e;</text:p>
      <text:p text:style-name="P6"/>
      <text:p text:style-name="P6">it adds one column with name rn and it undersand whole window <text:span text:style-name="T2">single</text:span> .</text:p>
      <text:p text:style-name="P6"/>
      <text:p text:style-name="P7">Select e.*,</text:p>
      <text:p text:style-name="P7">row_number() over(partition by dept_name) as <text:span text:style-name="T8">rn</text:span></text:p>
      <text:p text:style-name="P7">from employee e;</text:p>
      <text:p text:style-name="P7"/>
      <text:p text:style-name="P10">it returns row no with respect to dept_name, <text:span text:style-name="T5">but employee id is not sorted</text:span>.</text:p>
      <text:p text:style-name="P6"><text:s/><text:span text:style-name="T6">So use order by</text:span></text:p>
      <text:p text:style-name="P6"/>
      <text:p text:style-name="P8">Select e.*,</text:p>
      <text:p text:style-name="P8">row_number() over(partition by dept_name <text:span text:style-name="T6">order by emp_id</text:span>) as <text:span text:style-name="T7">rn</text:span></text:p>
      <text:p text:style-name="P8">from employee e;</text:p>
      <text:p text:style-name="P8"/>
      <text:p text:style-name="P6">--<text:span text:style-name="T4">Fetch the first 2 employees from each department to join the company.</text:span></text:p>
      <text:p text:style-name="P6"/>
      <text:p text:style-name="P11">Select * from (</text:p>
      <text:p text:style-name="P11"><text:s text:c="4"/><text:span text:style-name="T3">Select e.*,</text:span></text:p>
      <text:p text:style-name="P9">row_number() over(partition by dept_name <text:span text:style-name="T6">order by emp_id</text:span>) as <text:span text:style-name="T7">rn</text:span></text:p>
      <text:p text:style-name="P9">from employee e<text:span text:style-name="T9">) x</text:span></text:p>
      <text:p text:style-name="P11">where x.rn&lt;3;</text:p>
      <text:p text:style-name="P11"/>
      <text:p text:style-name="P11"/>
      <text:p text:style-name="P12">--Fetch the top 3 employees in each department earning the max salary.</text:p>
      <text:p text:style-name="P12"/>
      <text:p text:style-name="P13">Select * from (</text:p>
      <text:p text:style-name="P13"><text:s text:c="9"/>select e.*,</text:p>
      <text:p text:style-name="P13"><text:s text:c="9"/>rank() over(partition by dept_name order by salary desc) as rnk</text:p>
      <text:p text:style-name="P13"><text:s text:c="9"/>from employee e)x</text:p>
      <text:p text:style-name="P13"><text:soft-page-break/>where x.rnk&lt;4;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9T16:46:55.593618868</meta:creation-date>
    <dc:date>2022-09-09T17:05:49.089827689</dc:date>
    <meta:editing-duration>PT18M46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199" meta:character-count="1226" meta:non-whitespace-character-count="1034"/>
  </office:meta>
</office:document-meta>
</file>